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it" fo:country="IT" fo:font-weight="bold" officeooo:rsid="000fb72b" officeooo:paragraph-rsid="000fb72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it" fo:country="IT" fo:font-weight="bold" officeooo:rsid="0012c749" officeooo:paragraph-rsid="0012c74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it" fo:country="IT" fo:font-weight="bold" officeooo:rsid="0016abfc" officeooo:paragraph-rsid="0016abf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it" fo:country="IT" fo:font-weight="bold" officeooo:rsid="00170ac2" officeooo:paragraph-rsid="00170ac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it" fo:country="IT" fo:font-weight="bold" officeooo:rsid="001a5ddf" officeooo:paragraph-rsid="001a5dd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it" fo:country="IT" fo:font-weight="bold" officeooo:rsid="001b515c" officeooo:paragraph-rsid="001b515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it" fo:country="IT" fo:font-weight="bold" officeooo:rsid="001de19c" officeooo:paragraph-rsid="001de19c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language="it" fo:country="IT" officeooo:rsid="00119667" officeooo:paragraph-rsid="00119667"/>
    </style:style>
    <style:style style:name="P9" style:family="paragraph" style:parent-style-name="Standard">
      <style:paragraph-properties fo:text-align="start" style:justify-single-word="false"/>
      <style:text-properties fo:language="it" fo:country="IT" officeooo:rsid="00119667" officeooo:paragraph-rsid="00119667"/>
    </style:style>
    <style:style style:name="P10" style:family="paragraph" style:parent-style-name="Standard" style:list-style-name="L1">
      <style:paragraph-properties fo:text-align="start" style:justify-single-word="false"/>
      <style:text-properties fo:language="it" fo:country="IT" officeooo:paragraph-rsid="00119667"/>
    </style:style>
    <style:style style:name="P11" style:family="paragraph" style:parent-style-name="Standard" style:list-style-name="L1">
      <style:paragraph-properties fo:text-align="start" style:justify-single-word="false"/>
      <style:text-properties fo:language="it" fo:country="IT" officeooo:rsid="001a6b06" officeooo:paragraph-rsid="001a6b0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9667" style:font-weight-asian="normal" style:font-weight-complex="normal"/>
    </style:style>
    <style:style style:name="T3" style:family="text">
      <style:text-properties fo:font-weight="normal" officeooo:rsid="00155197" style:font-weight-asian="normal" style:font-weight-complex="normal"/>
    </style:style>
    <style:style style:name="T4" style:family="text">
      <style:text-properties fo:font-weight="normal" officeooo:rsid="00170ac2" style:font-weight-asian="normal" style:font-weight-complex="normal"/>
    </style:style>
    <style:style style:name="T5" style:family="text">
      <style:text-properties fo:font-weight="normal" officeooo:rsid="001f142d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19667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fb72b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b515c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CE</text:p>
      <text:list xml:id="list1226278019" text:style-name="L1">
        <text:list-item>
          <text:p text:style-name="P8"><text:span text:style-name="T6">Introduzione</text:span></text:p>
        </text:list-item>
        <text:list-item>
          <text:p text:style-name="P11"><text:span text:style-name="T6">Obiettiv</text:span><text:span text:style-name="T9">i</text:span></text:p>
        </text:list-item>
        <text:list-item>
          <text:p text:style-name="P10"><text:span text:style-name="T8">Tecnologie utilizzate </text:span><text:span text:style-name="T7">(Luca &amp; Luc(i)a)</text:span></text:p>
        </text:list-item>
        <text:list-item>
          <text:p text:style-name="P8"><text:span text:style-name="T6">State of the art (dImA E tOMASsO)</text:span></text:p>
        </text:list-item>
        <text:list-item>
          <text:p text:style-name="P8"><text:span text:style-name="T6">Evoluzione dell’architettura</text:span></text:p>
        </text:list-item>
        <text:list-item>
          <text:p text:style-name="P8"><text:span text:style-name="T6">Architettura</text:span></text:p>
        </text:list-item>
        <text:list-item>
          <text:p text:style-name="P8"><text:span text:style-name="T6">Conclusioni</text:span></text:p>
        </text:list-item>
      </text:list>
      <text:p text:style-name="P9"><text:span text:style-name="T6"/></text:p>
      <text:p text:style-name="P4">Architettura</text:p>
      <text:p text:style-name="P2"><text:span text:style-name="T2">P</text:span><text:span text:style-name="T1">ATTERN</text:span></text:p>
      <text:p text:style-name="P2"><text:span text:style-name="T1">-Decorator</text:span></text:p>
      <text:p text:style-name="P2"><text:span text:style-name="T1">-</text:span><text:span text:style-name="T3">Command (Data Source)</text:span></text:p>
      <text:p text:style-name="P2"><text:span text:style-name="T3"/></text:p>
      <text:p text:style-name="P2"><text:span text:style-name="T4">Architettura a strati</text:span></text:p>
      <text:p text:style-name="P2"><text:span text:style-name="T3"/></text:p>
      <text:p text:style-name="P4">State of the art</text:p>
      <text:p text:style-name="P3"><text:span text:style-name="T3">C</text:span><text:span text:style-name="T1">onfronto tra GraphQL e la nostra soluzione</text:span></text:p>
      <text:p text:style-name="P3"><text:span text:style-name="T1"/></text:p>
      <text:p text:style-name="P4"><text:span text:style-name="T1">Generalizzazione dei dati = standardizzazione delle richieste <text:s/></text:span></text:p>
      <text:p text:style-name="P4"><text:span text:style-name="T1"/></text:p>
      <text:p text:style-name="P4"><text:span text:style-name="T1">Abbiamo reso le richieste standard? Si’ =&gt; tutte Post(GenericRequestDTO)</text:span></text:p>
      <text:p text:style-name="P4"><text:span text:style-name="T1"/></text:p>
      <text:p text:style-name="P6">GraphQL è figo, è bello, ma troppo bello → abbiamo creato una implementazione su misura a partire da quel concetto</text:p>
      <text:p text:style-name="P4"><text:span text:style-name="T1"/></text:p>
      <text:p text:style-name="P5"><text:span text:style-name="T1">Semplificare/velocizzare lo sviluppo</text:span></text:p>
      <text:p text:style-name="P5"><text:span text:style-name="T1"/></text:p>
      <text:p text:style-name="P7"><text:span text:style-name="T1">Usare Aulos</text:span></text:p>
      <text:p text:style-name="P7"><text:span text:style-name="T1">Standardizzare lo sviluppo dei widget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Struttura:</text:span></text:p>
      <text:p text:style-name="P7"><text:span text:style-name="T1">- </text:span><text:span text:style-name="T5">approcci correnti:</text:span></text:p>
      <text:p text:style-name="P7"><text:span text:style-name="T5">- - graphql head</text:span></text:p>
      <text:p text:style-name="P7"><text:span text:style-name="T5">- - odata tail</text:span></text:p>
      <text:p text:style-name="P7"><text:span text:style-name="T5">- approccio proposto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8T09:30:24.610000000</meta:creation-date>
    <dc:date>2020-10-08T21:48:32.780000000</dc:date>
    <meta:editing-duration>PT4H5M33S</meta:editing-duration>
    <meta:editing-cycles>2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26" meta:word-count="107" meta:character-count="707" meta:non-whitespace-character-count="631"/>
  </office:meta>
</office:document-meta>
</file>